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GoElementImpl.setSendreferer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Go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GoElementImpl.WMLGo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Go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GoElementImpl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GoElementImpl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GoElementImpl.setHref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Go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GoElementImpl.getAccep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GoElementImpl.getSendref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Go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GoElementImpl.setAcceptCharset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GoElementImpl.setMetho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